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 officeooo:rsid="004fe154"/>
    </style:style>
    <style:style style:name="T4" style:family="text">
      <style:text-properties fo:text-transform="uppercase" officeooo:rsid="0050a77a"/>
    </style:style>
    <style:style style:name="T5" style:family="text">
      <style:text-properties fo:language="es" fo:country="ES"/>
    </style:style>
    <style:style style:name="T6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4in" draw:visible-area-height="0.9614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Deivis José Errada Rodríguez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, MARTES, JUEVES Y VIERNES DE 11:00 AM A 1:00 PM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6">OCTUBRE</text:span><text:span text:style-name="T3"> 202</text:span><text:span text:style-name="T4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4in" draw:visible-area-height="0.9614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082687</dc:date>
    <meta:print-date>2013-11-19T15:12:00</meta:print-date>
    <meta:editing-cycles>138</meta:editing-cycles>
    <meta:editing-duration>P1DT6H16M13S</meta:editing-duration>
    <meta:generator>LibreOffice/5.1.6.2$Linux_X86_64 LibreOffice_project/10m0$Build-2</meta:generator>
    <meta:document-statistic meta:table-count="2" meta:image-count="0" meta:object-count="1" meta:page-count="1" meta:paragraph-count="17" meta:word-count="90" meta:character-count="624" meta:non-whitespace-character-count="546"/>
  </office:meta>
</office:document-meta>
</file>